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1.54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117.55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34.95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65.85pt"/>
    </style:style>
    <style:style style:name="co8" style:family="table-column">
      <style:table-column-properties fo:break-before="auto" style:column-width="73.56pt"/>
    </style:style>
    <style:style style:name="co9" style:family="table-column">
      <style:table-column-properties fo:break-before="auto" style:column-width="23.41pt"/>
    </style:style>
    <style:style style:name="co10" style:family="table-column">
      <style:table-column-properties fo:break-before="auto" style:column-width="45.75pt"/>
    </style:style>
    <style:style style:name="co11" style:family="table-column">
      <style:table-column-properties fo:break-before="auto" style:column-width="31.86pt"/>
    </style:style>
    <style:style style:name="co12" style:family="table-column">
      <style:table-column-properties fo:break-before="auto" style:column-width="28.01pt"/>
    </style:style>
    <style:style style:name="co13" style:family="table-column">
      <style:table-column-properties fo:break-before="auto" style:column-width="48.1pt"/>
    </style:style>
    <style:style style:name="co14" style:family="table-column">
      <style:table-column-properties fo:break-before="auto" style:column-width="43.46pt"/>
    </style:style>
    <style:style style:name="co15" style:family="table-column">
      <style:table-column-properties fo:break-before="auto" style:column-width="51.14pt"/>
    </style:style>
    <style:style style:name="co16" style:family="table-column">
      <style:table-column-properties fo:break-before="auto" style:column-width="66.61pt"/>
    </style:style>
    <style:style style:name="co17" style:family="table-column">
      <style:table-column-properties fo:break-before="auto" style:column-width="74.35pt"/>
    </style:style>
    <style:style style:name="co18" style:family="table-column">
      <style:table-column-properties fo:break-before="auto" style:column-width="39.6pt"/>
    </style:style>
    <style:style style:name="co19" style:family="table-column">
      <style:table-column-properties fo:break-before="auto" style:column-width="38.04pt"/>
    </style:style>
    <style:style style:name="co20" style:family="table-column">
      <style:table-column-properties fo:break-before="auto" style:column-width="37.3pt"/>
    </style:style>
    <style:style style:name="co21" style:family="table-column">
      <style:table-column-properties fo:break-before="auto" style:column-width="71.26pt"/>
    </style:style>
    <style:style style:name="co22" style:family="table-column">
      <style:table-column-properties fo:break-before="auto" style:column-width="40.34pt"/>
    </style:style>
    <style:style style:name="co2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3.52.constant.obj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Group</text:p>
          </table:table-cell>
          <table:table-cell table:number-columns-repeated="2" office:value-type="string" calcext:value-type="string">
            <text:p>Sprit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eight2</text:p>
          </table:table-cell>
          <table:table-cell office:value-type="string" calcext:value-type="string">
            <text:p>Carbohydrates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Proteins</text:p>
          </table:table-cell>
          <table:table-cell office:value-type="string" calcext:value-type="string">
            <text:p>Blunt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ear</text:p>
          </table:table-cell>
          <table:table-cell office:value-type="string" calcext:value-type="string">
            <text:p>Squeeze</text:p>
          </table:table-cell>
          <table:table-cell office:value-type="string" calcext:value-type="string">
            <text:p>Warmth</text:p>
          </table:table-cell>
          <table:table-cell office:value-type="string" calcext:value-type="string">
            <text:p>1HPenalty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ttackBonus</text:p>
          </table:table-cell>
          <table:table-cell office:value-type="string" calcext:value-type="string">
            <text:p>DefenseBonus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Sprout</text:p>
          </table:table-cell>
          <table:table-cell office:value-type="string" calcext:value-type="string">
            <text:p>With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Value Per Lbs</text:p>
          </table:table-cell>
          <table:table-cell office:value-type="string" calcext:value-type="string">
            <text:p>Quality</text:p>
          </table:table-cell>
        </table:table-row>
        <table:table-row table:style-name="ro1" table:visibility="filter">
          <table:table-cell office:value-type="string" calcext:value-type="string">
            <text:p>bronze bear pendant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vl-bpend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.01766004" calcext:value-type="float">
            <text:p>0.0176600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lueberri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lueberry shrub</text:p>
          </table:table-cell>
          <table:table-cell office:value-type="string" calcext:value-type="string">
            <text:p>ber-blue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.428485E-039" calcext:value-type="float">
            <text:p>6.428485E-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lueberry shrub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ber-blue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.428485E-039" calcext:value-type="float">
            <text:p>6.428485E-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ingonberri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Lingonberry shrub</text:p>
          </table:table-cell>
          <table:table-cell office:value-type="string" calcext:value-type="string">
            <text:p>ber-lingon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83671E-039" calcext:value-type="float">
            <text:p>1.83671E-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ingonberry shrub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Lingonberry</text:p>
          </table:table-cell>
          <table:table-cell office:value-type="string" calcext:value-type="string">
            <text:p>ber-lingon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83671E-039" calcext:value-type="float">
            <text:p>1.83671E-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ranberri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anberry shrub</text:p>
          </table:table-cell>
          <table:table-cell office:value-type="string" calcext:value-type="string">
            <text:p>ber-cran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.34684E-039" calcext:value-type="float">
            <text:p>7.34684E-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ranberry shrub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Cranberry</text:p>
          </table:table-cell>
          <table:table-cell office:value-type="string" calcext:value-type="string">
            <text:p>ber-cran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.34684E-039" calcext:value-type="float">
            <text:p>7.34684E-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orthern bilberri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orthern bilberry shrub</text:p>
          </table:table-cell>
          <table:table-cell office:value-type="string" calcext:value-type="string">
            <text:p>ber-bil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.34684E-039" calcext:value-type="float">
            <text:p>7.34684E-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orthern bilberry shrub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Northern bilberry</text:p>
          </table:table-cell>
          <table:table-cell office:value-type="string" calcext:value-type="string">
            <text:p>ber-bil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.34684E-039" calcext:value-type="float">
            <text:p>7.34684E-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loudberri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udberry bramble</text:p>
          </table:table-cell>
          <table:table-cell office:value-type="string" calcext:value-type="string">
            <text:p>ber-cloud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.51013E-039" calcext:value-type="float">
            <text:p>5.51013E-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ooden tub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wdtub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ronze bear pendant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vl-bpend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.01766004" calcext:value-type="float">
            <text:p>0.0176600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ronze bracelet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vl-bbrace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0.04635762" calcext:value-type="float">
            <text:p>0.04635762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ronze ball pendant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vl-bpend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.01766004" calcext:value-type="float">
            <text:p>0.0176600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ronze brooch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vl-bbrooch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0.1766004" calcext:value-type="float">
            <text:p>0.176600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mall bronze brooch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vl-bbroochs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.08830022" calcext:value-type="float">
            <text:p>0.08830022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loudberry brambl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Cloudberry</text:p>
          </table:table-cell>
          <table:table-cell office:value-type="string" calcext:value-type="string">
            <text:p>ber-cloud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.51013E-039" calcext:value-type="float">
            <text:p>5.51013E-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ronze horse-ornamented comb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vl-bcomb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0.1324503" calcext:value-type="float">
            <text:p>0.132450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ronze flower-ornamented comb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vl-bcomb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.1324503" calcext:value-type="float">
            <text:p>0.132450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rawberri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trawberry shrub</text:p>
          </table:table-cell>
          <table:table-cell office:value-type="string" calcext:value-type="string">
            <text:p>ber-straw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18355E-040" calcext:value-type="float">
            <text:p>9.18355E-4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ilver ring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vl-sring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.006622517" calcext:value-type="float">
            <text:p>0.006622517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ronze bezel ring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vl-bbring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0.006622517" calcext:value-type="float">
            <text:p>0.006622517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rawberry shrub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ber-straw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18355E-040" calcext:value-type="float">
            <text:p>9.18355E-4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ooden mug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wdmu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ooden mug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wdmu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ooden cup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wdcup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ooden bowl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wdbowl</text:p>
          </table:table-cell>
          <table:table-cell office:value-type="float" office:value="29" calcext:value-type="float">
            <text:p>29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irch-bark box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bbbox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irch-bark basket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bbbask</text:p>
          </table:table-cell>
          <table:table-cell office:value-type="float" office:value="87" calcext:value-type="float">
            <text:p>87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rowberri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wberry shrub</text:p>
          </table:table-cell>
          <table:table-cell office:value-type="string" calcext:value-type="string">
            <text:p>ber-crow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.265195E-039" calcext:value-type="float">
            <text:p>8.265195E-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Egg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egg</text:p>
          </table:table-cell>
          <table:table-cell office:value-type="float" office:value="155" calcext:value-type="float">
            <text:p>155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rowberry shrub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Crowberry</text:p>
          </table:table-cell>
          <table:table-cell office:value-type="string" calcext:value-type="string">
            <text:p>ber-crow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.265195E-039" calcext:value-type="float">
            <text:p>8.265195E-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aspberri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Raspberry bush</text:p>
          </table:table-cell>
          <table:table-cell office:value-type="string" calcext:value-type="string">
            <text:p>ber-rasp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.34684E-039" calcext:value-type="float">
            <text:p>7.34684E-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aspberry bush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ber-rasp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.34684E-039" calcext:value-type="float">
            <text:p>7.34684E-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lack currant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lack currant bush</text:p>
          </table:table-cell>
          <table:table-cell office:value-type="string" calcext:value-type="string">
            <text:p>ber-blkcur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.51013E-039" calcext:value-type="float">
            <text:p>5.51013E-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lack currant bush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lack currant</text:p>
          </table:table-cell>
          <table:table-cell office:value-type="string" calcext:value-type="string">
            <text:p>ber-blkcur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.51013E-039" calcext:value-type="float">
            <text:p>5.51013E-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urnip seed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urnip</text:p>
          </table:table-cell>
          <table:table-cell office:value-type="string" calcext:value-type="string">
            <text:p>flo-turnip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7358352" calcext:value-type="float">
            <text:p>0.00735835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urnip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urnip</text:p>
          </table:table-cell>
          <table:table-cell office:value-type="string" calcext:value-type="string">
            <text:p>flo-turnip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22517" calcext:value-type="float">
            <text:p>0.66225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urnip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Turnip</text:p>
          </table:table-cell>
          <table:table-cell office:value-type="string" calcext:value-type="string">
            <text:p>flo-turnip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22517" calcext:value-type="float">
            <text:p>0.66225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ea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a</text:p>
          </table:table-cell>
          <table:table-cell office:value-type="string" calcext:value-type="string">
            <text:p>flo-pea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726269" calcext:value-type="float">
            <text:p>0.0772626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ea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ea</text:p>
          </table:table-cell>
          <table:table-cell office:value-type="string" calcext:value-type="string">
            <text:p>flo-pea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726269" calcext:value-type="float">
            <text:p>0.0772626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ye bread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bread</text:p>
          </table:table-cell>
          <table:table-cell office:value-type="float" office:value="148" calcext:value-type="float">
            <text:p>148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road bea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oad bean</text:p>
          </table:table-cell>
          <table:table-cell office:value-type="string" calcext:value-type="string">
            <text:p>flo-brdbean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45254" calcext:value-type="float">
            <text:p>0.154525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road bea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road bean</text:p>
          </table:table-cell>
          <table:table-cell office:value-type="string" calcext:value-type="string">
            <text:p>flo-brdbean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45254" calcext:value-type="float">
            <text:p>0.154525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rley grai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flo-barley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03753" calcext:value-type="float">
            <text:p>0.110375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rley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flo-barley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g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bag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lat rye bread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flbread</text:p>
          </table:table-cell>
          <table:table-cell office:value-type="float" office:value="148" calcext:value-type="float">
            <text:p>148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rley-flou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flo-barley</text:p>
          </table:table-cell>
          <table:table-cell office:value-type="float" office:value="140" calcext:value-type="float">
            <text:p>140</text:p>
          </table:table-cell>
          <table:table-cell office:value-type="float" office:value="4.38" calcext:value-type="float">
            <text:p>4.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ye grai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Rye</text:p>
          </table:table-cell>
          <table:table-cell office:value-type="string" calcext:value-type="string">
            <text:p>flo-rye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03753" calcext:value-type="float">
            <text:p>0.110375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y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Rye</text:p>
          </table:table-cell>
          <table:table-cell office:value-type="string" calcext:value-type="string">
            <text:p>flo-rye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ye-flou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Rye</text:p>
          </table:table-cell>
          <table:table-cell office:value-type="string" calcext:value-type="string">
            <text:p>flo-rye</text:p>
          </table:table-cell>
          <table:table-cell office:value-type="float" office:value="141" calcext:value-type="float">
            <text:p>141</text:p>
          </table:table-cell>
          <table:table-cell office:value-type="float" office:value="3.96" calcext:value-type="float">
            <text:p>3.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Hemp seed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emp</text:p>
          </table:table-cell>
          <table:table-cell office:value-type="string" calcext:value-type="string">
            <text:p>flo-hemp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03753" calcext:value-type="float">
            <text:p>0.11037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mp leav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emp</text:p>
          </table:table-cell>
          <table:table-cell office:value-type="string" calcext:value-type="string">
            <text:p>flo-hemp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5" calcext:value-type="float">
            <text:p>0.0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mp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Hemp</text:p>
          </table:table-cell>
          <table:table-cell office:value-type="string" calcext:value-type="string">
            <text:p>flo-hemp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ettle seed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ettle</text:p>
          </table:table-cell>
          <table:table-cell office:value-type="string" calcext:value-type="string">
            <text:p>flo-nettle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207506" calcext:value-type="float">
            <text:p>0.022075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ettle leav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ettle</text:p>
          </table:table-cell>
          <table:table-cell office:value-type="string" calcext:value-type="string">
            <text:p>flo-nettle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ettl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Nettle</text:p>
          </table:table-cell>
          <table:table-cell office:value-type="string" calcext:value-type="string">
            <text:p>flo-nettle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Yarrow seed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Yarrow</text:p>
          </table:table-cell>
          <table:table-cell office:value-type="string" calcext:value-type="string">
            <text:p>flo-yarrow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207506" calcext:value-type="float">
            <text:p>0.02207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Yarrow leav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Yarrow</text:p>
          </table:table-cell>
          <table:table-cell office:value-type="string" calcext:value-type="string">
            <text:p>flo-yarrow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Yarrow flower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Yarrow</text:p>
          </table:table-cell>
          <table:table-cell office:value-type="string" calcext:value-type="string">
            <text:p>flo-yarrow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75" calcext:value-type="float">
            <text:p>0.0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Yarrow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Yarrow</text:p>
          </table:table-cell>
          <table:table-cell office:value-type="string" calcext:value-type="string">
            <text:p>flo-yarrow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orrel seed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orrel</text:p>
          </table:table-cell>
          <table:table-cell office:value-type="string" calcext:value-type="string">
            <text:p>flo-sorrel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7358352" calcext:value-type="float">
            <text:p>0.0073583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orrel leav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orrel</text:p>
          </table:table-cell>
          <table:table-cell office:value-type="string" calcext:value-type="string">
            <text:p>flo-sorrel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orrel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orrel</text:p>
          </table:table-cell>
          <table:table-cell office:value-type="string" calcext:value-type="string">
            <text:p>flo-sorrel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adsweet leav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eadsweet</text:p>
          </table:table-cell>
          <table:table-cell office:value-type="string" calcext:value-type="string">
            <text:p>flo-meadsw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adsweet flower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eadsweet</text:p>
          </table:table-cell>
          <table:table-cell office:value-type="string" calcext:value-type="string">
            <text:p>flo-meadsw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adsweet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Meadsweet</text:p>
          </table:table-cell>
          <table:table-cell office:value-type="string" calcext:value-type="string">
            <text:p>flo-meadsw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olden rod leav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Golden rod</text:p>
          </table:table-cell>
          <table:table-cell office:value-type="string" calcext:value-type="string">
            <text:p>flo-grod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olden rod flower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Golden rod</text:p>
          </table:table-cell>
          <table:table-cell office:value-type="string" calcext:value-type="string">
            <text:p>flo-grod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olden rod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Golden rod</text:p>
          </table:table-cell>
          <table:table-cell office:value-type="string" calcext:value-type="string">
            <text:p>flo-grod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ather flower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flo-heather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ather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flo-heather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ope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rope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ord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cord</text:p>
          </table:table-cell>
          <table:table-cell office:value-type="float" office:value="90" calcext:value-type="float">
            <text:p>9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eather rope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rope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lack ear mushroom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lack ear mushroom</text:p>
          </table:table-cell>
          <table:table-cell office:value-type="string" calcext:value-type="string">
            <text:p>shr-blkear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lack ear mushroom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lack ear mushroom</text:p>
          </table:table-cell>
          <table:table-cell office:value-type="string" calcext:value-type="string">
            <text:p>shr-blkear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nd mushroom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 mushroom</text:p>
          </table:table-cell>
          <table:table-cell office:value-type="string" calcext:value-type="string">
            <text:p>shr-sand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nd mushroom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and mushroom</text:p>
          </table:table-cell>
          <table:table-cell office:value-type="string" calcext:value-type="string">
            <text:p>shr-sand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oaidi's mushroom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oaidi's mushroom</text:p>
          </table:table-cell>
          <table:table-cell office:value-type="string" calcext:value-type="string">
            <text:p>shr-noaidis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una scoop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scoop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oaidi's mushroom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Noaidi's mushroom</text:p>
          </table:table-cell>
          <table:table-cell office:value-type="string" calcext:value-type="string">
            <text:p>shr-noaidis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ilver chain bracelet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vl-scbrace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0.05518764" calcext:value-type="float">
            <text:p>0.0551876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ilver bird bracelet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vl-sbrace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0.03532009" calcext:value-type="float">
            <text:p>0.03532009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ilver sun-symbol pendant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vl-spensun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float" office:value="0.04415011" calcext:value-type="float">
            <text:p>0.0441501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Yellowcoat mushroom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Yellowcoat mushroom</text:p>
          </table:table-cell>
          <table:table-cell office:value-type="string" calcext:value-type="string">
            <text:p>shr-ycoat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Yellowcoat mushroom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Yellowcoat mushroom</text:p>
          </table:table-cell>
          <table:table-cell office:value-type="string" calcext:value-type="string">
            <text:p>shr-ycoat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rowncoat mushroom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owncoat mushroom</text:p>
          </table:table-cell>
          <table:table-cell office:value-type="string" calcext:value-type="string">
            <text:p>shr-bcoat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rowncoat mushroom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rowncoat mushroom</text:p>
          </table:table-cell>
          <table:table-cell office:value-type="string" calcext:value-type="string">
            <text:p>shr-bcoat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earpaw mushroom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earpaw mushroom</text:p>
          </table:table-cell>
          <table:table-cell office:value-type="string" calcext:value-type="string">
            <text:p>shr-bearpaw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earpaw mushroom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earpaw mushroom</text:p>
          </table:table-cell>
          <table:table-cell office:value-type="string" calcext:value-type="string">
            <text:p>shr-bearpaw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airy mushroom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airy mushroom</text:p>
          </table:table-cell>
          <table:table-cell office:value-type="string" calcext:value-type="string">
            <text:p>shr-hairy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airy mushroom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Hairy mushroom</text:p>
          </table:table-cell>
          <table:table-cell office:value-type="string" calcext:value-type="string">
            <text:p>shr-hairy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orch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torch</text:p>
          </table:table-cell>
          <table:table-cell office:value-type="float" office:value="126" calcext:value-type="float">
            <text:p>126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dlegger mushroom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Redlegger mushroom</text:p>
          </table:table-cell>
          <table:table-cell office:value-type="string" calcext:value-type="string">
            <text:p>shr-rlegger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l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t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pot</text:p>
          </table:table-cell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hovel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shovel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ooden shovel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wdshove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kis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skis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ki stick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skistick</text:p>
          </table:table-cell>
          <table:table-cell office:value-type="float" office:value="47" calcext:value-type="float">
            <text:p>47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dlegger mushroom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Redlegger mushroom</text:p>
          </table:table-cell>
          <table:table-cell office:value-type="string" calcext:value-type="string">
            <text:p>shr-rlegger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Yellow fingers mushroom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Yellow fingers mushroom</text:p>
          </table:table-cell>
          <table:table-cell office:value-type="string" calcext:value-type="string">
            <text:p>shr-yfingers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Yellow fingers mushroom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Yellow fingers mushroom</text:p>
          </table:table-cell>
          <table:table-cell office:value-type="string" calcext:value-type="string">
            <text:p>shr-yfingers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llervo's gift mushroom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ellervo's gift mushroom</text:p>
          </table:table-cell>
          <table:table-cell office:value-type="string" calcext:value-type="string">
            <text:p>shr-gift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llervo's gift mushroom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Tellervo's gift mushroom</text:p>
          </table:table-cell>
          <table:table-cell office:value-type="string" calcext:value-type="string">
            <text:p>shr-gift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kko's mushroom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Ukko's mushroom</text:p>
          </table:table-cell>
          <table:table-cell office:value-type="string" calcext:value-type="string">
            <text:p>shr-ukkos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kko's mushroom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Ukko's mushroom</text:p>
          </table:table-cell>
          <table:table-cell office:value-type="string" calcext:value-type="string">
            <text:p>shr-ukkos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oft mushroom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oft mushroom</text:p>
          </table:table-cell>
          <table:table-cell office:value-type="string" calcext:value-type="string">
            <text:p>shr-soft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oft mushroom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oft mushroom</text:p>
          </table:table-cell>
          <table:table-cell office:value-type="string" calcext:value-type="string">
            <text:p>shr-soft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inged mushroom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Ringed mushroom</text:p>
          </table:table-cell>
          <table:table-cell office:value-type="string" calcext:value-type="string">
            <text:p>shr-ringed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inged mushroom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Ringed mushroom</text:p>
          </table:table-cell>
          <table:table-cell office:value-type="string" calcext:value-type="string">
            <text:p>shr-ringed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other pipe roo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other pipe</text:p>
          </table:table-cell>
          <table:table-cell office:value-type="string" calcext:value-type="string">
            <text:p>flo-mpipe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11258" calcext:value-type="float">
            <text:p>0.3311258</text:p>
          </table:table-cell>
          <table:table-cell office:value-type="float" office:value="35" calcext:value-type="float">
            <text:p>3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other pipe leav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other pipe</text:p>
          </table:table-cell>
          <table:table-cell office:value-type="string" calcext:value-type="string">
            <text:p>flo-mpipe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5" calcext:value-type="float">
            <text:p>3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other pipe flower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other pipe</text:p>
          </table:table-cell>
          <table:table-cell office:value-type="string" calcext:value-type="string">
            <text:p>flo-mpipe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5" calcext:value-type="float">
            <text:p>3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other pip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Mother pipe</text:p>
          </table:table-cell>
          <table:table-cell office:value-type="string" calcext:value-type="string">
            <text:p>flo-mpipe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35" calcext:value-type="float">
            <text:p>3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ear pipe roo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ear pipe</text:p>
          </table:table-cell>
          <table:table-cell office:value-type="string" calcext:value-type="string">
            <text:p>flo-bearpipe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11258" calcext:value-type="float">
            <text:p>0.3311258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ear pipe leav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ear pipe</text:p>
          </table:table-cell>
          <table:table-cell office:value-type="string" calcext:value-type="string">
            <text:p>flo-bearpipe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ndag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bandage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inen undershir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lngshirt</text:p>
          </table:table-cell>
          <table:table-cell office:value-type="float" office:value="81" calcext:value-type="float">
            <text:p>81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oollen undershir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lngwoshi</text:p>
          </table:table-cell>
          <table:table-cell office:value-type="float" office:value="81" calcext:value-type="float">
            <text:p>8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inen undergarmen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ungarm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oollen undergarmen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woungarm</text:p>
          </table:table-cell>
          <table:table-cell office:value-type="float" office:value="81" calcext:value-type="float">
            <text:p>81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inen shir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shoshirt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ettle shir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shoshirt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oollen shir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woshirt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inen tunic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tunic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2.8" calcext:value-type="float">
            <text:p>2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ettle tunic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tunic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2.8" calcext:value-type="float">
            <text:p>2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oollen tunic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wotunic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4.6" calcext:value-type="float">
            <text:p>4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oollen overcoa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wlnocoat</text:p>
          </table:table-cell>
          <table:table-cell office:value-type="float" office:value="81" calcext:value-type="float">
            <text:p>81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oollen dres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wodress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inen dres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dress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inen trouser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trousers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ettle trouser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trousers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oollen trouser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wotrous</text:p>
          </table:table-cell>
          <table:table-cell office:value-type="float" office:value="103" calcext:value-type="float">
            <text:p>103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5.5" calcext:value-type="float">
            <text:p>5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oollen legging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woollegg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ettle apron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apron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inen apron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apron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oollen apron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woapron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inen footrag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footrags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oollen sock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woolsock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oollen footrag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footrags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inen veil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veil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oollen veil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woolveil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inen cowl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cowl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oollen cowl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cowl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ettle cowl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cowl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ettle cloak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cloak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.8" calcext:value-type="float">
            <text:p>2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oollen cloak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wocloak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5.5" calcext:value-type="float">
            <text:p>5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oollen mitten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woolmit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eather cap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cap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1545254" calcext:value-type="float">
            <text:p>0.15452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eather bel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leabelt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311258" calcext:value-type="float">
            <text:p>0.3311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eather shir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lshoshi</text:p>
          </table:table-cell>
          <table:table-cell office:value-type="float" office:value="81" calcext:value-type="float">
            <text:p>8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eather legging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lealegg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eather shoe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leashoes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eather boot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leaboots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3.2" calcext:value-type="float">
            <text:p>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ur cap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furcap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ur shir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furshirt</text:p>
          </table:table-cell>
          <table:table-cell office:value-type="float" office:value="81" calcext:value-type="float">
            <text:p>81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ur mitten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mittens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ur legging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furlegg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7.42" calcext:value-type="float">
            <text:p>7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ur hood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furhood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.076923" calcext:value-type="float">
            <text:p>1.0769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ur footwear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furboots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2.8" calcext:value-type="float">
            <text:p>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ur cloak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furcloak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1.5" calcext:value-type="float">
            <text:p>1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irch-bark necklac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bbneckl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irch-bark shoe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bbshoes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irch-bark cap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bbcap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eather shin guard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leashgu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eather forearm guard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leafagu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eather cuiras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leacui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.5" calcext:value-type="float">
            <text:p>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ur overcoa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furocoat</text:p>
          </table:table-cell>
          <table:table-cell office:value-type="float" office:value="81" calcext:value-type="float">
            <text:p>81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13.5" calcext:value-type="float">
            <text:p>1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ur overcoa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furocoat</text:p>
          </table:table-cell>
          <table:table-cell office:value-type="float" office:value="81" calcext:value-type="float">
            <text:p>81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13.5" calcext:value-type="float">
            <text:p>1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ur overcoa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furocoat</text:p>
          </table:table-cell>
          <table:table-cell office:value-type="float" office:value="81" calcext:value-type="float">
            <text:p>81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13.5" calcext:value-type="float">
            <text:p>1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ur overcoa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furocoat</text:p>
          </table:table-cell>
          <table:table-cell office:value-type="float" office:value="81" calcext:value-type="float">
            <text:p>81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13.5" calcext:value-type="float">
            <text:p>1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ur overcoa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furocoat</text:p>
          </table:table-cell>
          <table:table-cell office:value-type="float" office:value="81" calcext:value-type="float">
            <text:p>81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13.5" calcext:value-type="float">
            <text:p>1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il Cowl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mailcwl</text:p>
          </table:table-cell>
          <table:table-cell office:value-type="float" office:value="99" calcext:value-type="float">
            <text:p>99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ong Mail Cowl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lmailcwl</text:p>
          </table:table-cell>
          <table:table-cell office:value-type="float" office:value="99" calcext:value-type="float">
            <text:p>99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il Habergeon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mailhabe</text:p>
          </table:table-cell>
          <table:table-cell office:value-type="float" office:value="81" calcext:value-type="float">
            <text:p>81</text:p>
          </table:table-cell>
          <table:table-cell office:value-type="float" office:value="2576" calcext:value-type="float">
            <text:p>257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il Hauberk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mailhaub</text:p>
          </table:table-cell>
          <table:table-cell office:value-type="float" office:value="86" calcext:value-type="float">
            <text:p>86</text:p>
          </table:table-cell>
          <table:table-cell office:value-type="float" office:value="3400" calcext:value-type="float">
            <text:p>340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ong Mail Hauberk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lmailhau</text:p>
          </table:table-cell>
          <table:table-cell office:value-type="float" office:value="86" calcext:value-type="float">
            <text:p>86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il Legging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maillegg</text:p>
          </table:table-cell>
          <table:table-cell office:value-type="float" office:value="103" calcext:value-type="float">
            <text:p>103</text:p>
          </table:table-cell>
          <table:table-cell office:value-type="float" office:value="2760" calcext:value-type="float">
            <text:p>276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il mitten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mailmit</text:p>
          </table:table-cell>
          <table:table-cell office:value-type="float" office:value="84" calcext:value-type="float">
            <text:p>84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Iron helm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helm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Iron spectacle helm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sphelm</text:p>
          </table:table-cell>
          <table:table-cell office:value-type="float" office:value="101" calcext:value-type="float">
            <text:p>101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mellar hauberk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lamhaub</text:p>
          </table:table-cell>
          <table:table-cell office:value-type="float" office:value="85" calcext:value-type="float">
            <text:p>85</text:p>
          </table:table-cell>
          <table:table-cell office:value-type="float" office:value="3040" calcext:value-type="float">
            <text:p>3040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mellar cuiras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lamcui</text:p>
          </table:table-cell>
          <table:table-cell office:value-type="float" office:value="85" calcext:value-type="float">
            <text:p>85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mellar rerebrace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lamrere</text:p>
          </table:table-cell>
          <table:table-cell office:value-type="float" office:value="96" calcext:value-type="float">
            <text:p>96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Iron coude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coudes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mellar forearm guard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lamfagu</text:p>
          </table:table-cell>
          <table:table-cell office:value-type="float" office:value="96" calcext:value-type="float">
            <text:p>96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Iron Kneecop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kneecops</text:p>
          </table:table-cell>
          <table:table-cell office:value-type="float" office:value="83" calcext:value-type="float">
            <text:p>83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mellar shin guard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ar-lamshgu</text:p>
          </table:table-cell>
          <table:table-cell office:value-type="float" office:value="83" calcext:value-type="float">
            <text:p>83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ear pipe flower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ear pipe</text:p>
          </table:table-cell>
          <table:table-cell office:value-type="string" calcext:value-type="string">
            <text:p>flo-bearpipe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ear pip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ear pipe</text:p>
          </table:table-cell>
          <table:table-cell office:value-type="string" calcext:value-type="string">
            <text:p>flo-bearpipe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og pipe roo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g pipe</text:p>
          </table:table-cell>
          <table:table-cell office:value-type="string" calcext:value-type="string">
            <text:p>flo-dogpipe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55629" calcext:value-type="float">
            <text:p>0.1655629</text:p>
          </table:table-cell>
          <table:table-cell office:value-type="float" office:value="15" calcext:value-type="float">
            <text:p>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og pipe leav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g pipe</text:p>
          </table:table-cell>
          <table:table-cell office:value-type="string" calcext:value-type="string">
            <text:p>flo-dogpipe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15" calcext:value-type="float">
            <text:p>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og pip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Dog pipe</text:p>
          </table:table-cell>
          <table:table-cell office:value-type="string" calcext:value-type="string">
            <text:p>flo-dogpipe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olf pipe roo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Wolf pipe</text:p>
          </table:table-cell>
          <table:table-cell office:value-type="string" calcext:value-type="string">
            <text:p>flo-wolfpipe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55629" calcext:value-type="float">
            <text:p>0.1655629</text:p>
          </table:table-cell>
          <table:table-cell office:value-type="float" office:value="15" calcext:value-type="float">
            <text:p>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olf pipe leav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Wolf pipe</text:p>
          </table:table-cell>
          <table:table-cell office:value-type="string" calcext:value-type="string">
            <text:p>flo-wolfpipe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15" calcext:value-type="float">
            <text:p>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olf pip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Wolf pipe</text:p>
          </table:table-cell>
          <table:table-cell office:value-type="string" calcext:value-type="string">
            <text:p>flo-wolfpipe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ater lily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Water lily</text:p>
          </table:table-cell>
          <table:table-cell office:value-type="string" calcext:value-type="string">
            <text:p>flo-wlily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oundshiel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wp-rshield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uckler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wp-buckler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unting Horn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hor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iverpig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Riverpig</text:p>
          </table:table-cell>
          <table:table-cell office:value-type="string" calcext:value-type="string">
            <text:p>flo-riverpig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ki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wtrskin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layweed seed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ayweed</text:p>
          </table:table-cell>
          <table:table-cell office:value-type="string" calcext:value-type="string">
            <text:p>flo-clayweed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03753" calcext:value-type="float">
            <text:p>0.110375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layweed leav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ayweed</text:p>
          </table:table-cell>
          <table:table-cell office:value-type="string" calcext:value-type="string">
            <text:p>flo-clayweed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layweed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Clayweed</text:p>
          </table:table-cell>
          <table:table-cell office:value-type="string" calcext:value-type="string">
            <text:p>flo-clayweed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ogbean roo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gbean</text:p>
          </table:table-cell>
          <table:table-cell office:value-type="string" calcext:value-type="string">
            <text:p>flo-bogbean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55629" calcext:value-type="float">
            <text:p>0.165562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ogbean leav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gbean</text:p>
          </table:table-cell>
          <table:table-cell office:value-type="string" calcext:value-type="string">
            <text:p>flo-bogbean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ogbea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ogbean</text:p>
          </table:table-cell>
          <table:table-cell office:value-type="string" calcext:value-type="string">
            <text:p>flo-bogbean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sh calla roo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arsh calla</text:p>
          </table:table-cell>
          <table:table-cell office:value-type="string" calcext:value-type="string">
            <text:p>flo-mcalla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55629" calcext:value-type="float">
            <text:p>0.165562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ik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fd-fish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.622517" calcext:value-type="float">
            <text:p>6.62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oach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fd-fish</text:p>
          </table:table-cell>
          <table:table-cell office:value-type="float" office:value="121" calcext:value-type="float">
            <text:p>12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3311258" calcext:value-type="float">
            <text:p>0.331125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erch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fd-fish</text:p>
          </table:table-cell>
          <table:table-cell office:value-type="float" office:value="121" calcext:value-type="float">
            <text:p>12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.324503" calcext:value-type="float">
            <text:p>1.3245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ream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fd-fish</text:p>
          </table:table-cell>
          <table:table-cell office:value-type="float" office:value="121" calcext:value-type="float">
            <text:p>12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2.207505" calcext:value-type="float">
            <text:p>2.2075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ike-perch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fd-fish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.532009" calcext:value-type="float">
            <text:p>3.53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rou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fd-fish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.726269" calcext:value-type="float">
            <text:p>7.7262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lmo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fd-fish</text:p>
          </table:table-cell>
          <table:table-cell office:value-type="float" office:value="121" calcext:value-type="float">
            <text:p>121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8.830022" calcext:value-type="float">
            <text:p>8.8300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urbo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fd-fish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649007" calcext:value-type="float">
            <text:p>2.6490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vare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fd-fish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.207505" calcext:value-type="float">
            <text:p>2.2075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ishing rod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fishrod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sh calla leav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arsh calla</text:p>
          </table:table-cell>
          <table:table-cell office:value-type="string" calcext:value-type="string">
            <text:p>flo-mcalla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sh calla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Marsh calla</text:p>
          </table:table-cell>
          <table:table-cell office:value-type="string" calcext:value-type="string">
            <text:p>flo-mcalla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ke reed roo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Lake reed</text:p>
          </table:table-cell>
          <table:table-cell office:value-type="string" calcext:value-type="string">
            <text:p>flo-lakereed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03753" calcext:value-type="float">
            <text:p>0.110375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ke reed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Lake reed</text:p>
          </table:table-cell>
          <table:table-cell office:value-type="string" calcext:value-type="string">
            <text:p>flo-lakereed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ilkweed roo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ilkweed</text:p>
          </table:table-cell>
          <table:table-cell office:value-type="string" calcext:value-type="string">
            <text:p>flo-milkweed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55629" calcext:value-type="float">
            <text:p>0.165562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ilkweed leav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ilkweed</text:p>
          </table:table-cell>
          <table:table-cell office:value-type="string" calcext:value-type="string">
            <text:p>flo-milkweed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75" calcext:value-type="float">
            <text:p>0.037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ilkweed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Milkweed</text:p>
          </table:table-cell>
          <table:table-cell office:value-type="string" calcext:value-type="string">
            <text:p>flo-milkweed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urdock roo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dock</text:p>
          </table:table-cell>
          <table:table-cell office:value-type="string" calcext:value-type="string">
            <text:p>flo-burdock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11258" calcext:value-type="float">
            <text:p>0.331125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oop snare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tr-loop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urdock leav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dock</text:p>
          </table:table-cell>
          <table:table-cell office:value-type="string" calcext:value-type="string">
            <text:p>flo-burdock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urdock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urdock</text:p>
          </table:table-cell>
          <table:table-cell office:value-type="string" calcext:value-type="string">
            <text:p>flo-burdock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w-board fox trap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tr-pawboard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onecrop leav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tonecrop</text:p>
          </table:table-cell>
          <table:table-cell office:value-type="string" calcext:value-type="string">
            <text:p>flo-stncrop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onecrop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tonecrop</text:p>
          </table:table-cell>
          <table:table-cell office:value-type="string" calcext:value-type="string">
            <text:p>flo-stncrop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oseroot roo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Roseroot</text:p>
          </table:table-cell>
          <table:table-cell office:value-type="string" calcext:value-type="string">
            <text:p>flo-roseroo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55629" calcext:value-type="float">
            <text:p>0.165562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oseroot leav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Roseroot</text:p>
          </table:table-cell>
          <table:table-cell office:value-type="string" calcext:value-type="string">
            <text:p>flo-roseroo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oseroot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Roseroot</text:p>
          </table:table-cell>
          <table:table-cell office:value-type="string" calcext:value-type="string">
            <text:p>flo-roseroo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ddle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paddle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unt</text:p>
          </table:table-cell>
          <table:table-cell office:value-type="string" calcext:value-type="string">
            <text:p>Watercraft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punt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sta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sesta</text:p>
          </table:table-cell>
          <table:table-cell office:value-type="float" office:value="47" calcext:value-type="float">
            <text:p>47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aft</text:p>
          </table:table-cell>
          <table:table-cell office:value-type="string" calcext:value-type="string">
            <text:p>Watercraft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raft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og flower leav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g flower</text:p>
          </table:table-cell>
          <table:table-cell office:value-type="string" calcext:value-type="string">
            <text:p>flo-bogflo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og flower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og flower</text:p>
          </table:table-cell>
          <table:table-cell office:value-type="string" calcext:value-type="string">
            <text:p>flo-bogflo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ne knif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wp-stnknife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22517" calcext:value-type="float">
            <text:p>0.66225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wp-knife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.2869757" calcext:value-type="float">
            <text:p>0.28697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wp-knife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.2869757" calcext:value-type="float">
            <text:p>0.28697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wp-knife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.2869757" calcext:value-type="float">
            <text:p>0.28697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 knif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wp-sknife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.2428256" calcext:value-type="float">
            <text:p>0.24282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ad knif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wp-bknife</text:p>
          </table:table-cell>
          <table:table-cell office:value-type="float" office:value="70" calcext:value-type="float">
            <text:p>7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.3090508" calcext:value-type="float">
            <text:p>0.3090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nting knif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wp-hknife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.3532009" calcext:value-type="float">
            <text:p>0.35320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sher's knif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wp-fknife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.2869757" calcext:value-type="float">
            <text:p>0.28697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umolais knif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wp-kknife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.3532009" calcext:value-type="float">
            <text:p>0.35320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ern knif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wp-nknife</text:p>
          </table:table-cell>
          <table:table-cell office:value-type="float" office:value="70" calcext:value-type="float">
            <text:p>7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.397351" calcext:value-type="float">
            <text:p>0.3973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ramasaksi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wp-skrama</text:p>
          </table:table-cell>
          <table:table-cell office:value-type="float" office:value="70" calcext:value-type="float">
            <text:p>70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p-sword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hortswor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p-shsword</text:p>
          </table:table-cell>
          <table:table-cell office:value-type="float" office:value="125" calcext:value-type="float">
            <text:p>125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cimitar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p-scimitar</text:p>
          </table:table-cell>
          <table:table-cell office:value-type="float" office:value="125" calcext:value-type="float">
            <text:p>125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roadswor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p-sword</text:p>
          </table:table-cell>
          <table:table-cell office:value-type="float" office:value="125" calcext:value-type="float">
            <text:p>125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p-sword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jerpez scimitar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p-scimitar</text:p>
          </table:table-cell>
          <table:table-cell office:value-type="float" office:value="125" calcext:value-type="float">
            <text:p>125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p-sword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stard Swor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p-bstsword</text:p>
          </table:table-cell>
          <table:table-cell office:value-type="float" office:value="125" calcext:value-type="float">
            <text:p>125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ttleswor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p-batsword</text:p>
          </table:table-cell>
          <table:table-cell office:value-type="float" office:value="125" calcext:value-type="float">
            <text:p>125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lub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wp-club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c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wp-club</text:p>
          </table:table-cell>
          <table:table-cell office:value-type="float" office:value="126" calcext:value-type="float">
            <text:p>12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wp-club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ul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wp-club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ickl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wp-sickle</text:p>
          </table:table-cell>
          <table:table-cell office:value-type="float" office:value="149" calcext:value-type="float">
            <text:p>149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hrowing ax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wp-handaxe</text:p>
          </table:table-cell>
          <table:table-cell office:value-type="float" office:value="149" calcext:value-type="float">
            <text:p>149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andax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wp-handaxe</text:p>
          </table:table-cell>
          <table:table-cell office:value-type="float" office:value="149" calcext:value-type="float">
            <text:p>149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andax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wp-handaxe</text:p>
          </table:table-cell>
          <table:table-cell office:value-type="float" office:value="149" calcext:value-type="float">
            <text:p>149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ttleax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wp-bataxe</text:p>
          </table:table-cell>
          <table:table-cell office:value-type="float" office:value="124" calcext:value-type="float">
            <text:p>124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mall flail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wp-sflail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ainflail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wp-flail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wp-flail</text:p>
          </table:table-cell>
          <table:table-cell office:value-type="float" office:value="94" calcext:value-type="float">
            <text:p>94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wp-flail</text:p>
          </table:table-cell>
          <table:table-cell office:value-type="float" office:value="94" calcext:value-type="float">
            <text:p>94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Javeli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wp-javelin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ff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wp-staff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pear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wp-spear</text:p>
          </table:table-cell>
          <table:table-cell office:value-type="float" office:value="95" calcext:value-type="float">
            <text:p>95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Kaumolais spear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wp-kauspear</text:p>
          </table:table-cell>
          <table:table-cell office:value-type="float" office:value="95" calcext:value-type="float">
            <text:p>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rident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wp-trident</text:p>
          </table:table-cell>
          <table:table-cell office:value-type="float" office:value="95" calcext:value-type="float">
            <text:p>9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mall trident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wp-smatrid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ide trident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wp-widetrid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ard staff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wp-hrdstaff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orthern spear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wp-norspear</text:p>
          </table:table-cell>
          <table:table-cell office:value-type="float" office:value="95" calcext:value-type="float">
            <text:p>95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Ango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wp-ango</text:p>
          </table:table-cell>
          <table:table-cell office:value-type="float" office:value="95" calcext:value-type="float">
            <text:p>95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et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it-net</text:p>
          </table:table-cell>
          <table:table-cell office:value-type="float" office:value="35" calcext:value-type="float">
            <text:p>35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hortbow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p-shortbow</text:p>
          </table:table-cell>
          <table:table-cell office:value-type="float" office:value="146" calcext:value-type="float">
            <text:p>14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ongbow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p-longbow</text:p>
          </table:table-cell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rossbow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ROSSBOW</text:p>
          </table:table-cell>
          <table:table-cell office:value-type="string" calcext:value-type="string">
            <text:p>wp-crossbow</text:p>
          </table:table-cell>
          <table:table-cell office:value-type="float" office:value="146" calcext:value-type="float">
            <text:p>146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avy Crossbow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ROSSBOW</text:p>
          </table:table-cell>
          <table:table-cell office:value-type="string" calcext:value-type="string">
            <text:p>wp-crossbow</text:p>
          </table:table-cell>
          <table:table-cell office:value-type="float" office:value="146" calcext:value-type="float">
            <text:p>14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Juniper bow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p-junipbow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orthern bow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p-northbow</text:p>
          </table:table-cell>
          <table:table-cell office:value-type="float" office:value="146" calcext:value-type="float">
            <text:p>146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unting bow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p-huntbow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Arrow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p-arrow</text:p>
          </table:table-cell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Arrow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p-arrow</text:p>
          </table:table-cell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Arrow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p-arrow</text:p>
          </table:table-cell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Arrow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p-arrow</text:p>
          </table:table-cell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Arrow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p-arrow</text:p>
          </table:table-cell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Arrow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p-arrow</text:p>
          </table:table-cell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Arrow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p-arrow</text:p>
          </table:table-cell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Arrow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p-arrow</text:p>
          </table:table-cell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Arrow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p-arrow</text:p>
          </table:table-cell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lunt arrow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p-blarrow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4415011" calcext:value-type="float">
            <text:p>0.4415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roadhead arrow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p-bharrow</text:p>
          </table:table-cell>
          <table:table-cell office:value-type="float" office:value="147" calcext:value-type="float">
            <text:p>147</text:p>
          </table:table-cell>
          <table:table-cell office:value-type="float" office:value="14.4" calcext:value-type="float">
            <text:p>14.4</text:p>
          </table:table-cell>
          <table:table-cell table:number-columns-repeated="2" office:value-type="float" office:value="0.1766004" calcext:value-type="float">
            <text:p>0.176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road ax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wp-broaxe</text:p>
          </table:table-cell>
          <table:table-cell office:value-type="float" office:value="124" calcext:value-type="float">
            <text:p>12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5.5" calcext:value-type="float">
            <text:p>5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rving ax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wp-caraxe</text:p>
          </table:table-cell>
          <table:table-cell office:value-type="float" office:value="127" calcext:value-type="float">
            <text:p>127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4.5" calcext:value-type="float">
            <text:p>4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plitting ax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wp-spliaxe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oodsman's ax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wp-woodaxe</text:p>
          </table:table-cell>
          <table:table-cell office:value-type="float" office:value="38" calcext:value-type="float">
            <text:p>3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on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stone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ock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rock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oard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board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irewood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firewood</text:p>
          </table:table-cell>
          <table:table-cell office:value-type="float" office:value="92" calcext:value-type="float">
            <text:p>9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og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log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lock of wood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wdblk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ranch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branch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lender tree trunk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sltrunk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rk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bark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ree trunk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trunk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ooden stak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wdstak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2" calcext:value-type="float">
            <text:p>2.2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pruce twig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untematon</text:p>
          </table:table-cell>
          <table:table-cell office:value-type="string" calcext:value-type="string">
            <text:p>it-sprtwig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one-ax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wp-stnaxe</text:p>
          </table:table-cell>
          <table:table-cell office:value-type="float" office:value="149" calcext:value-type="float">
            <text:p>149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*unmatchablestring*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untematon</text:p>
          </table:table-cell>
          <table:table-cell/>
          <table:table-cell table:number-columns-repeated="23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3.52.constant.obj'.A1:'3.52.constant.obj'.AA401" table:display-filter-buttons="true">
          <table:filter>
            <table:filter-and>
              <table:filter-condition table:field-number="2" table:value="KNIF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2-02T16:41:21.836834731</dc:date>
    <meta:editing-duration>PT16M49S</meta:editing-duration>
    <meta:editing-cycles>2</meta:editing-cycles>
    <meta:generator>LibreOffice/6.3.3.2.0$Linux_X86_64 LibreOffice_project/30$Build-2</meta:generator>
    <meta:document-statistic meta:table-count="1" meta:cell-count="10744" meta:object-count="0"/>
  </office:meta>
</office:document-meta>
</file>